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db1"/>
    </style:style>
    <style:style style:name="P2" style:family="paragraph" style:parent-style-name="Standard">
      <style:text-properties officeooo:rsid="00023db1" officeooo:paragraph-rsid="00023db1"/>
    </style:style>
    <style:style style:name="P3" style:family="paragraph" style:parent-style-name="Standard">
      <style:text-properties officeooo:rsid="000410de" officeooo:paragraph-rsid="000410de"/>
    </style:style>
    <style:style style:name="P4" style:family="paragraph" style:parent-style-name="Standard">
      <style:text-properties officeooo:rsid="000410de" officeooo:paragraph-rsid="0006802f"/>
    </style:style>
    <style:style style:name="P5" style:family="paragraph" style:parent-style-name="Standard">
      <style:text-properties officeooo:rsid="0006802f" officeooo:paragraph-rsid="000680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is is your second key wbGV0ZWQgdGhlIFRlcm1pbmFsIEh1bnQhIFJ1biBncmF2aXR5</text:p>
      <text:p text:style-name="P5"/>
      <text:p text:style-name="P5">I found this in wormhole.sh</text:p>
      <text:p text:style-name="P5"/>
      <text:p text:style-name="P5">I decoded it and got</text:p>
      <text:p text:style-name="P5"/>
      <text:p text:style-name="P5">leted the Terminal Hunt! Run gravit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0:22:31.582946298</meta:creation-date>
    <dc:date>2025-08-07T20:54:39.347931074</dc:date>
    <meta:editing-duration>PT13M4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4" meta:word-count="22" meta:character-count="156" meta:non-whitespace-character-count="138"/>
  </office:meta>
</office:document-meta>
</file>